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right" fo:margin-bottom="10.00pt"/>
    </style:style>
    <style:style style:name="P3" style:family="paragraph">
      <style:paragraph-properties fo:line-height="115.00%" fo:text-align="left" fo:margin-bottom="10.00pt"/>
    </style:style>
    <style:style style:name="P4" style:family="paragraph">
      <style:paragraph-properties fo:line-height="115.00%" fo:text-align="justify" fo:margin-bottom="10.00pt"/>
    </style:style>
    <style:style style:name="P5" style:family="paragraph">
      <style:paragraph-properties fo:line-height="115.00%" fo:text-align="justify" fo:margin-left="0.00pt" fo:text-indent="35.40pt" fo:margin-bottom="10.00pt"/>
    </style:style>
    <style:style style:name="P6" style:family="paragraph">
      <style:paragraph-properties fo:line-height="115.00%" fo:text-align="justify" fo:margin-bottom="10.00pt"/>
    </style:style>
    <style:style style:name="P7" style:family="paragraph">
      <style:paragraph-properties fo:line-height="115.00%" fo:text-align="left" fo:margin-bottom="10.00pt"/>
    </style:style>
  </office:automatic-styles>
  <office:body>
    <office:text>
      <text:p text:style-name="P1"><text:span text:style-name="T1"/></text:p>
      <text:p text:style-name="P1"><text:span text:style-name="T2">Mme Djamila CHABANE</text:span></text:p>
      <text:p text:style-name="P1"><text:span text:style-name="T2">07 53 26 85 76</text:span></text:p>
      <text:p text:style-name="P1"><text:span text:style-name="T2">27 Avenue Gambetta</text:span></text:p>
      <text:p text:style-name="P1"><text:span text:style-name="T2">94600 Choisy Le Roi</text:span></text:p>
      <text:p text:style-name="P1"><text:span text:style-name="T3"/></text:p>
      <text:p text:style-name="P2"><text:span text:style-name="T4"><text:s text:c="107"/>MoonShuttle - 75015 Paris 15e</text:span></text:p>
      <text:p text:style-name="P2"><text:span text:style-name="T4"><text:tab/><text:tab/><text:s text:c="78"/>Avril 2019</text:span></text:p>
      <text:p text:style-name="P3"><text:span text:style-name="T5"/></text:p>
      <text:p text:style-name="P3"><text:span text:style-name="T6">Objet</text:span><text:span text:style-name="T7"><text:s/>: Candidature spontanée pour un stage dans le développement/intégration web<text:tab/></text:span></text:p>
      <text:p text:style-name="P3"><text:span text:style-name="T7"><text:tab/><text:s text:c="23"/></text:span></text:p>
      <text:p text:style-name="P3"><text:span text:style-name="T7">Madame, Monsieur; </text:span></text:p>
      <text:p text:style-name="P4"><text:span text:style-name="T7"><text:tab/>Dans le cadre de ma formation d’intégrateur /développeur web, je recherche actuellement un stage non rémunéré et conventionné pour une période d’un mois du 17/06/2019 au 16/07/2019, renouvelable un mois du 17/09/2019 au 16/10/2019.</text:span></text:p>
      <text:p text:style-name="P4"><text:span text:style-name="T7"><text:tab/>J’ai acquis des compétences en HTML5, CSS3, SQL, JAVASCRIPT/JQUERY, PHP, BOOTSTRAP et WORDPRESS.<text:s text:c="2"/>Compétences que j’ai pu développer en réalisant divers projets et dont vous pourrez avoir un aperçu sur mon site Portfolio<text:s/></text:span><text:a xlink:href="https://djamilachabane.000webhostapp.com/accueil"><text:span text:style-name="T8">https://djamilachabane.000webhostapp.com/accueil</text:span></text:a><text:span text:style-name="T9">.</text:span></text:p>
      <text:p text:style-name="P4"><text:span text:style-name="T9"><text:tab/>Passionnée par le web et le numérique, j’ai travaillé de nombreuses années en tant que chargée de communication numérique. Je complète aujourd’hui mes compétences afin de m’orienter vers de domaine du web.</text:span></text:p>
      <text:p text:style-name="P5"><text:span text:style-name="T9">A l’aise tant en Back qu’en Front, je souhaiterai mettre à profit ma maîtrise des langages de programmation et des lignes de codes informatiques lors d’un stage dans votre structure. </text:span></text:p>
      <text:p text:style-name="P5"><text:span text:style-name="T9">Ayant le goût de l'initiative et du<text:s/></text:span><text:span text:style-name="T10">challenge</text:span><text:span text:style-name="T11">, je suis autonome et apprécie le travail en équipe. Disponible dès à présent, je me tiens à votre disposition pour un éventuel entretien.<text:s text:c="2"/></text:span></text:p>
      <text:p text:style-name="P5"><text:span text:style-name="T11">Dans cette attente, je vous prie d'agréer, Madame, Monsieur, l'expression de mes salutations distinguées.</text:span></text:p>
      <text:p text:style-name="P6"><text:span text:style-name="T11"><text:s text:c="58"/></text:span></text:p>
      <text:p text:style-name="P7"><text:span text:style-name="T11">Djamila CHABAN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